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fe82e" officeooo:paragraph-rsid="001fe82e"/>
    </style:style>
    <style:style style:name="P2" style:family="paragraph" style:parent-style-name="Standard">
      <style:text-properties fo:language="it" fo:country="IT" officeooo:rsid="0025f36f" officeooo:paragraph-rsid="0025f36f"/>
    </style:style>
    <style:style style:name="P3" style:family="paragraph" style:parent-style-name="Standard">
      <style:text-properties fo:language="it" fo:country="IT" officeooo:rsid="00244cfd" officeooo:paragraph-rsid="00244cfd"/>
    </style:style>
    <style:style style:name="P4" style:family="paragraph" style:parent-style-name="Standard">
      <style:text-properties fo:language="it" fo:country="IT" officeooo:rsid="00244cfd" officeooo:paragraph-rsid="001fe82e"/>
    </style:style>
    <style:style style:name="P5" style:family="paragraph" style:parent-style-name="Standard">
      <style:text-properties fo:language="it" fo:country="IT" officeooo:rsid="00214e65" officeooo:paragraph-rsid="00214e65"/>
    </style:style>
    <style:style style:name="P6" style:family="paragraph" style:parent-style-name="Standard">
      <style:text-properties fo:language="it" fo:country="IT" officeooo:rsid="00219a1a" officeooo:paragraph-rsid="00219a1a"/>
    </style:style>
    <style:style style:name="P7" style:family="paragraph" style:parent-style-name="Standard">
      <style:text-properties fo:language="it" fo:country="IT" officeooo:rsid="002203d0" officeooo:paragraph-rsid="002203d0"/>
    </style:style>
    <style:style style:name="P8" style:family="paragraph" style:parent-style-name="Standard">
      <style:text-properties fo:language="it" fo:country="IT" officeooo:rsid="002b0551" officeooo:paragraph-rsid="002b0551"/>
    </style:style>
    <style:style style:name="T1" style:family="text">
      <style:text-properties officeooo:rsid="00219a1a"/>
    </style:style>
    <style:style style:name="T2" style:family="text">
      <style:text-properties officeooo:rsid="0022b2a8"/>
    </style:style>
    <style:style style:name="T3" style:family="text">
      <style:text-properties officeooo:rsid="0025f36f"/>
    </style:style>
    <style:style style:name="T4" style:family="text">
      <style:text-properties officeooo:rsid="0027c04e"/>
    </style:style>
    <style:style style:name="T5" style:family="text">
      <style:text-properties officeooo:rsid="0029b0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TA:</text:p>
      <text:p text:style-name="P8">provando a scriverla, la sezione tecnologie trova difficiltà ad avere un senso una volta espressa nel detaglio richiesto dal cncept di indice che ho elaborato settimane fa. Siccome per mancanza di argomenti sono finito a parlare troppo in dettaglio di temi che dovrebbero essere già <text:s/>riportati in altre sezioni, pensavo di fondere “sviluppo” con la sezione di organizzazione del lavoro e lasciare nelle tecnologie solo un breve paragrafo su config/install (una volta finalizzato il sito) e fare cenno alle versioni del sw utilizzato e la scelta delle tecnologie senza andarae troppo nei dettagli. Inoltre a questo punto sposterei le parti troppo dettagliate che ho scritto nelle apposite sezioni, trasformando così la sezione tecnologie in un trafiletto a puro scopo illustrativo di mezza pagina o poco più</text:p>
      <text:p text:style-name="P1"/>
      <text:p text:style-name="P1"/>
      <text:p text:style-name="P1"/>
      <text:p text:style-name="P1">4 Sviluppo</text:p>
      <text:p text:style-name="P1"/>
      <text:p text:style-name="P2"/>
      <text:p text:style-name="P1">Lo strumento di sviluppo <text:span text:style-name="T3">è stato effettuato su </text:span>Windows <text:span text:style-name="T2">10/11</text:span> e in p<text:span text:style-name="T3">a</text:span>rte su <text:span text:style-name="T2">Ubuntu Impish Indri (21.10)</text:span> da parte di 4 diversi sviluppatori <text:span text:style-name="T3">e con l’utilizzo di VSCode.</text:span></text:p>
      <text:p text:style-name="P1">Ciò crea un ambiente di sviluppo eterogeneo che può portare a risultati inaspettati nel momento di trasferire il lavoro su un altro sistema o in fase di deploy.</text:p>
      <text:p text:style-name="P3">Per qqesta ragione la maggior parte dello sviluppo, del backend è stato eseguito in un ambiente virtuale (un container docker in particolare) con una configurazione il più possiblie simile all’ambiente di deploy.</text:p>
      <text:p text:style-name="P3">Ci<text:span text:style-name="T3">ò</text:span> unito ad uno sviluppo collaborativo tramite <text:span text:style-name="T3">git </text:span><text:span text:style-name="T4">ha avuto come conseguenza una bassa probabilità di incompatibilità con l’ambiete di deploy <text:s/>ed il vantaggio di non dover costantemente fare test dicaricamento sul server di laboratorio.</text:span></text:p>
      <text:p text:style-name="P1"/>
      <text:p text:style-name="P1">4.1 Tecnologie utilizzate</text:p>
      <text:p text:style-name="P1"/>
      <text:p text:style-name="P5">Le tecnologie utilizzate per la realizzazione del sito sono state in parte influenzate dall’ambiente finale di deploy (quale il server di laboratorio), <text:span text:style-name="T1">in particolare gli applicativi lato serer: </text:span>PHP (v. 7.4.3), Apache2 (v. 2.4.41), MariaDB (v.10.3.34) e Ubuntu (20.02.4 LTS).</text:p>
      <text:p text:style-name="P5"/>
      <text:p text:style-name="P6">A lato client è stato utilizzato ovviamente JavaScript e per quanto riguarda HTML e CSS si è optato per HTML5 e CSS3 anche se con qualche asterisco. Nella scelta tra XHTML 4.1 e HTML5 e tra CSS 2 e 3 si è optato per l’ultima versione poichè pur essendo tecnol<text:span text:style-name="T4">o</text:span>gie nuove e non ancora pienamente supportate, varie fonti (w4c syrvey e caniuse) riportano <text:span text:style-name="T4">una diffusione</text:span> tale da non creare problemi di compatibilità anche con <text:span text:style-name="T4">i</text:span> browser più vecchi a, patto di no<text:span text:style-name="T4">n</text:span> utilizzare componenti troppo avanzate dello standard. Oltre alle informazioni reperite in rete abbiamo eseguito anche <text:span text:style-name="T4">i </text:span>nostri piccoli test che hanno confermato le nostre ricerche.(vedi paragrafo dei test).</text:p>
      <text:p text:style-name="P6"/>
      <text:p text:style-name="P7">Una volta fatti <text:span text:style-name="T4">i</text:span> conti con la realtà è risultato che anche <text:span text:style-name="T4">i</text:span> browser più vecchi supportano discretamente lo standard HTML5 (fatta eccezione per IE 6 <text:span text:style-name="T4">e 9 </text:span>che a volte è <text:span text:style-name="T4">sono un po’</text:span>restrittuiv<text:span text:style-name="T4">i</text:span> ma <text:span text:style-name="T4">in casi non troppo complicati è sempre possibile un workaround</text:span>) mentre <text:span text:style-name="T4">i</text:span> problemi sono più forti con CSS3 che è ben <text:span text:style-name="T4">s</text:span>upportato dalla maggio parte dei browser attualmente in uso ma ha grosse difficoltà nei browser più vecchi come IE e Opera Mini che supportano molto poco <text:span text:style-name="T4">i</text:span> <text:span text:style-name="T4">le caratteristiche principali del nuovo standard come flex, grid e attributi avanzati</text:span></text:p>
      <text:p text:style-name="P7"/>
      <text:p text:style-name="P7">Fatte queste c<text:span text:style-name="T4">o</text:span>nsiderazioni, <text:span text:style-name="T4">è stato</text:span> deciso di usufruire dei vantaggi di <text:span text:style-name="T4">pulizia</text:span> e raffinatezza offerti dal nuovo standard CSS3 qualora qeusto sia supportato, optando per un design <text:span text:style-name="T4">che trae vantaggio dal nuovo standard ma </text:span><text:span text:style-name="T5">passa allo standard precedente in caso il nuovo non sia adeguatemente supportato tramite media query.</text:span></text:p>
      <text:p text:style-name="P7"/>
      <text:p text:style-name="P7"><text:soft-page-break/>Per quanto riguarda le versioni <text:span text:style-name="T5">del software </text:span>client (quindi JS <text:span text:style-name="T5">e</text:span> browser), il sito è stato prodotto sulla <text:span text:style-name="T5">latest release</text:span> di Google Chrome ma testato frequentemente su <text:span text:style-name="T5">altre versioni spaziando inoltre tra diversi browser</text:span>. (vedi sezione apposita)</text:p>
      <text:p text:style-name="P1"/>
      <text:p text:style-name="P1">4.3 Configuraizone e installazione</text:p>
      <text:p text:style-name="P4"/>
      <text:p text:style-name="P3">Il sito è già configurato e per eseguirlo è sufficiente posizionare il file all interno della root directory del web serv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4:54:41.718024944</meta:creation-date>
    <dc:date>2022-06-01T22:31:52.898633549</dc:date>
    <meta:editing-duration>PT15M43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2" meta:paragraph-count="15" meta:word-count="613" meta:character-count="3837" meta:non-whitespace-character-count="3237"/>
  </office:meta>
</office:document-meta>
</file>